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ffe0" officeooo:paragraph-rsid="001eff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fw.bits-pilani.ac.in:8090/httpclient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1:21:39.446908665</meta:creation-date>
    <dc:date>2019-09-13T01:22:59.066571358</dc:date>
    <meta:editing-duration>PT1M22S</meta:editing-duration>
    <meta:editing-cycles>1</meta:editing-cycles>
    <meta:document-statistic meta:table-count="0" meta:image-count="0" meta:object-count="0" meta:page-count="1" meta:paragraph-count="1" meta:word-count="1" meta:character-count="49" meta:non-whitespace-character-count="49"/>
    <meta:generator>LibreOffice/6.0.7.3$Linux_X86_64 LibreOffice_project/00m0$Build-3</meta:generator>
  </office:meta>
</office:document-meta>
</file>